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7.468cm"/>
    </style:style>
    <style:style style:name="co4" style:family="table-column">
      <style:table-column-properties fo:break-before="auto" style:column-width="6.304cm"/>
    </style:style>
    <style:style style:name="co5" style:family="table-column">
      <style:table-column-properties fo:break-before="auto" style:column-width="2.561cm"/>
    </style:style>
    <style:style style:name="co6" style:family="table-column">
      <style:table-column-properties fo:break-before="auto" style:column-width="5.877cm"/>
    </style:style>
    <style:style style:name="co7" style:family="table-column">
      <style:table-column-properties fo:break-before="auto" style:column-width="7.05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12cm" fo:break-before="auto" style:use-optimal-row-height="fals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Normal_20_2">
      <style:table-cell-properties fo:background-color="#9933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ffff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">
      <style:table-cell-properties fo:background-color="#9933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2" style:data-style-name="N803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15" style:family="table-cell" style:parent-style-name="Excel_20_Built-in_20_Normal">
      <style:text-properties fo:language="en" fo:country="IN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Normal_20_2" style:data-style-name="N8036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Normal_20_2" style:data-style-name="N803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Normal_20_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Normal_20_2">
      <style:text-properties fo:language="en" fo:country="IN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justify" fo:margin-left="0cm"/>
      <style:text-properties fo:language="en" fo:country="IN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_20_1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8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lr-tb"/>
      <style:text-properties fo:color="#00008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lr-tb"/>
    </style:style>
    <style:style style:name="ce33" style:family="table-cell" style:parent-style-name="Excel_20_Built-in_20_Normal">
      <style:table-cell-properties style:text-align-source="fix" style:repeat-content="false"/>
      <style:paragraph-properties fo:text-align="justify" fo:margin-left="0cm"/>
    </style:style>
    <style:style style:name="ce3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lr-tb"/>
    </style:style>
    <style:style style:name="ce35" style:family="table-cell" style:parent-style-name="Normal_20_2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Normal_20_2" style:data-style-name="N8037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Normal_20_2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Normal_20_2" style:data-style-name="N8036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Normal_20_2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Normal_20_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Normal_20_2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3" style:family="table-cell" style:parent-style-name="Normal_20_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_20_2" style:data-style-name="N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548235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number-columns-repeated="1017" table:default-cell-style-name="ce8"/>
        <table:table-row table:style-name="ro1">
          <table:table-cell table:style-name="ce1" table:number-columns-spanned="3" table:number-rows-spanned="5"/>
          <table:covered-table-cell table:number-columns-repeated="2" table:style-name="ce1"/>
          <table:table-cell table:style-name="ce16"/>
          <table:table-cell table:style-name="ce24" table:number-columns-repeated="1020"/>
        </table:table-row>
        <table:table-row table:style-name="ro1">
          <table:covered-table-cell table:number-columns-repeated="3" table:style-name="ce1"/>
          <table:table-cell table:style-name="ce16"/>
          <table:table-cell table:style-name="ce24" table:number-columns-repeated="1020"/>
        </table:table-row>
        <table:table-row table:style-name="ro1">
          <table:covered-table-cell table:number-columns-repeated="3" table:style-name="ce1"/>
          <table:table-cell table:style-name="ce16"/>
          <table:table-cell table:style-name="ce24" table:number-columns-repeated="1020"/>
        </table:table-row>
        <table:table-row table:style-name="ro1">
          <table:covered-table-cell table:number-columns-repeated="3" table:style-name="ce1"/>
          <table:table-cell table:style-name="ce16"/>
          <table:table-cell table:style-name="ce24" table:number-columns-repeated="1020"/>
        </table:table-row>
        <table:table-row table:style-name="ro1">
          <table:covered-table-cell table:number-columns-repeated="3" table:style-name="ce1"/>
          <table:table-cell table:style-name="ce16"/>
          <table:table-cell table:style-name="ce24" table:number-columns-repeated="1020"/>
        </table:table-row>
        <table:table-row table:style-name="ro2">
          <table:table-cell table:style-name="ce2" office:value-type="string" table:number-columns-spanned="13" table:number-rows-spanned="1">
            <text:p>Test case</text:p>
          </table:table-cell>
          <table:covered-table-cell table:number-columns-repeated="12" table:style-name="ce2"/>
          <table:table-cell table:style-name="ce45"/>
          <table:table-cell table:style-name="ce24" table:number-columns-repeated="1010"/>
        </table:table-row>
        <table:table-row table:style-name="ro3">
          <table:table-cell table:style-name="ce3" office:value-type="string" table:number-columns-spanned="13" table:number-rows-spanned="1">
            <text:p>PROJECT NAME : <text:s/>115088 <text:s/>- Automated CRC lead data to call centre mail</text:p>
          </table:table-cell>
          <table:covered-table-cell table:number-columns-repeated="12" table:style-name="ce3"/>
          <table:table-cell table:style-name="ce45"/>
          <table:table-cell table:style-name="ce24" table:number-columns-repeated="1010"/>
        </table:table-row>
        <table:table-row table:style-name="ro3">
          <table:table-cell table:style-name="ce4" office:value-type="string" table:number-columns-spanned="3" table:number-rows-spanned="1">
            <text:p>Software Request ID :</text:p>
          </table:table-cell>
          <table:covered-table-cell table:number-columns-repeated="2" table:style-name="ce4"/>
          <table:table-cell table:style-name="ce17" office:value-type="float" office:value="115088">
            <text:p>115088</text:p>
          </table:table-cell>
          <table:table-cell table:style-name="ce17"/>
          <table:table-cell table:style-name="ce35" office:value-type="string">
            <text:p>Project End Date</text:p>
          </table:table-cell>
          <table:table-cell table:style-name="ce36" office:value-type="date" office:date-value="2023-01-19">
            <text:p>19/01/23</text:p>
          </table:table-cell>
          <table:table-cell table:style-name="ce39"/>
          <table:table-cell table:style-name="ce37" table:number-columns-repeated="4"/>
          <table:table-cell table:style-name="ce24"/>
          <table:table-cell table:style-name="ce45"/>
          <table:table-cell table:style-name="ce24" table:number-columns-repeated="1010"/>
        </table:table-row>
        <table:table-row table:style-name="ro4">
          <table:table-cell table:style-name="ce4" office:value-type="string" table:number-columns-spanned="3" table:number-rows-spanned="1">
            <text:p>Created by: <text:s text:c="8"/></text:p>
          </table:table-cell>
          <table:covered-table-cell table:number-columns-repeated="2" table:style-name="ce4"/>
          <table:table-cell table:style-name="ce18" office:value-type="string">
            <text:p>HEERA P VENU</text:p>
          </table:table-cell>
          <table:table-cell table:style-name="ce25"/>
          <table:table-cell table:style-name="ce20" office:value-type="string">
            <text:p>Delay</text:p>
          </table:table-cell>
          <table:table-cell table:style-name="ce37" office:value-type="float" office:value="0">
            <text:p>0</text:p>
          </table:table-cell>
          <table:table-cell table:style-name="ce37" table:number-columns-repeated="5"/>
          <table:table-cell table:style-name="ce24"/>
          <table:table-cell table:style-name="ce45"/>
          <table:table-cell table:style-name="ce24" table:number-columns-repeated="1010"/>
        </table:table-row>
        <table:table-row table:style-name="ro5">
          <table:table-cell table:style-name="ce4" office:value-type="string" table:number-columns-spanned="3" table:number-rows-spanned="1">
            <text:p>Created Date:</text:p>
          </table:table-cell>
          <table:covered-table-cell table:number-columns-repeated="2" table:style-name="ce4"/>
          <table:table-cell table:style-name="ce19"/>
          <table:table-cell table:style-name="ce26"/>
          <table:table-cell table:style-name="ce20" office:value-type="string">
            <text:p>Testing Date</text:p>
          </table:table-cell>
          <table:table-cell table:style-name="ce38" office:value-type="date" office:date-value="2023-01-18">
            <text:p>18/01/2023</text:p>
          </table:table-cell>
          <table:table-cell table:style-name="ce37" table:number-columns-repeated="3"/>
          <table:table-cell table:style-name="ce42"/>
          <table:table-cell table:style-name="ce37"/>
          <table:table-cell table:style-name="ce24"/>
          <table:table-cell table:style-name="ce45"/>
          <table:table-cell table:style-name="ce24" table:number-columns-repeated="1010"/>
        </table:table-row>
        <table:table-row table:style-name="ro5">
          <table:table-cell table:style-name="ce4" office:value-type="string" table:number-columns-spanned="3" table:number-rows-spanned="1">
            <text:p>Reviewed By</text:p>
          </table:table-cell>
          <table:covered-table-cell table:number-columns-repeated="2" table:style-name="ce4"/>
          <table:table-cell table:style-name="ce20" office:value-type="string">
            <text:p>MURUGESHAN</text:p>
          </table:table-cell>
          <table:table-cell table:style-name="ce26"/>
          <table:table-cell table:style-name="ce20" office:value-type="string">
            <text:p>Time</text:p>
          </table:table-cell>
          <table:table-cell table:style-name="ce37" table:number-columns-repeated="4"/>
          <table:table-cell table:style-name="ce43" table:number-columns-repeated="2"/>
          <table:table-cell table:style-name="ce24"/>
          <table:table-cell table:style-name="ce45"/>
          <table:table-cell table:style-name="ce24" table:number-columns-repeated="1010"/>
        </table:table-row>
        <table:table-row table:style-name="ro4">
          <table:table-cell table:style-name="ce5" office:value-type="string">
            <text:p>Version</text:p>
          </table:table-cell>
          <table:table-cell table:style-name="ce5" table:number-columns-repeated="2"/>
          <table:table-cell table:style-name="ce20"/>
          <table:table-cell table:style-name="ce26"/>
          <table:table-cell table:style-name="ce35" office:value-type="string">
            <text:p>UAT Retesting</text:p>
          </table:table-cell>
          <table:table-cell table:style-name="ce37" table:number-columns-repeated="4"/>
          <table:table-cell table:style-name="ce43" table:number-columns-repeated="2"/>
          <table:table-cell table:style-name="ce24"/>
          <table:table-cell table:style-name="ce45"/>
          <table:table-cell table:style-name="ce24" table:number-columns-repeated="1010"/>
        </table:table-row>
        <table:table-row table:style-name="ro5">
          <table:table-cell table:style-name="ce4" office:value-type="string" table:number-columns-spanned="3" table:number-rows-spanned="1">
            <text:p>Test Engineer: <text:s text:c="2"/></text:p>
          </table:table-cell>
          <table:covered-table-cell table:number-columns-repeated="2" table:style-name="ce4"/>
          <table:table-cell table:style-name="ce21" office:value-type="string">
            <text:p>HEERA P VENU,KAVYA C T </text:p>
          </table:table-cell>
          <table:table-cell table:style-name="ce25"/>
          <table:table-cell table:style-name="ce35"/>
          <table:table-cell table:style-name="ce37"/>
          <table:table-cell table:style-name="ce39"/>
          <table:table-cell table:style-name="ce37" table:number-columns-repeated="4"/>
          <table:table-cell table:style-name="ce24"/>
          <table:table-cell table:style-name="ce45"/>
          <table:table-cell table:style-name="ce24" table:number-columns-repeated="1010"/>
        </table:table-row>
        <table:table-row table:style-name="ro6">
          <table:table-cell table:style-name="ce6" office:value-type="string">
            <text:p>Date</text:p>
          </table:table-cell>
          <table:table-cell table:style-name="ce6" office:value-type="string">
            <text:p>TEST CASE ID</text:p>
          </table:table-cell>
          <table:table-cell table:style-name="ce6" office:value-type="string">
            <text:p>TEST CASE NAME</text:p>
          </table:table-cell>
          <table:table-cell table:style-name="ce6" office:value-type="string">
            <text:p>TEST CASE OBJECTIVE</text:p>
          </table:table-cell>
          <table:table-cell table:style-name="ce6" office:value-type="string">
            <text:p>TEST DATA/INPUT</text:p>
          </table:table-cell>
          <table:table-cell table:style-name="ce6" office:value-type="string">
            <text:p>EXPECTED RESULT</text:p>
          </table:table-cell>
          <table:table-cell table:style-name="ce6" office:value-type="string">
            <text:p>ACTUAL RESULT</text:p>
          </table:table-cell>
          <table:table-cell table:style-name="ce6" office:value-type="string">
            <text:p>ESTIMATED TIME</text:p>
          </table:table-cell>
          <table:table-cell table:style-name="ce6" office:value-type="string">
            <text:p>ACTUAL TIME</text:p>
          </table:table-cell>
          <table:table-cell table:style-name="ce6" office:value-type="string">
            <text:p>SEVERITY</text:p>
          </table:table-cell>
          <table:table-cell table:style-name="ce6" office:value-type="string">
            <text:p>TEST STAGE</text:p>
          </table:table-cell>
          <table:table-cell table:style-name="ce6" office:value-type="string">
            <text:p>TEST STATUS</text:p>
          </table:table-cell>
          <table:table-cell table:style-name="ce6" office:value-type="string">
            <text:p>REMARKS</text:p>
          </table:table-cell>
          <table:table-cell table:style-name="ce46"/>
          <table:table-cell table:style-name="ce50" table:number-columns-repeated="1010"/>
        </table:table-row>
        <table:table-row table:style-name="ro7">
          <table:table-cell table:style-name="ce7" office:value-type="date" office:date-value="2023-01-19">
            <text:p>19/01/2023</text:p>
          </table:table-cell>
          <table:table-cell table:style-name="ce9" office:value-type="string">
            <text:p>TC_01</text:p>
          </table:table-cell>
          <table:table-cell table:style-name="ce11" office:value-type="string">
            <text:p>REPORT DOWNLOADED USING QUERY</text:p>
          </table:table-cell>
          <table:table-cell table:style-name="ce22" office:value-type="string">
            <text:p>check whether the user can able to download report using query or not</text:p>
          </table:table-cell>
          <table:table-cell table:style-name="ce27"/>
          <table:table-cell table:style-name="ce22" office:value-type="string">
            <text:p><text:s/>the user should able to download report using query</text:p>
          </table:table-cell>
          <table:table-cell table:style-name="ce22" office:value-type="string">
            <text:p><text:s/>the user is able to download report using query</text:p>
          </table:table-cell>
          <table:table-cell table:number-columns-repeated="2" table:style-name="ce40" office:value-type="float" office:value="0.2">
            <text:p>0.2</text:p>
          </table:table-cell>
          <table:table-cell table:style-name="ce41" office:value-type="string">
            <text:p>high</text:p>
          </table:table-cell>
          <table:table-cell table:style-name="ce41" office:value-type="string">
            <text:p>Initial testing</text:p>
          </table:table-cell>
          <table:table-cell table:number-columns-repeated="2" table:style-name="ce44" office:value-type="string">
            <text:p>Passed</text:p>
          </table:table-cell>
          <table:table-cell table:style-name="ce47"/>
          <table:table-cell table:style-name="ce27" table:number-columns-repeated="1010"/>
        </table:table-row>
        <table:table-row table:style-name="ro8">
          <table:table-cell table:style-name="ce7" office:value-type="date" office:date-value="2023-01-19">
            <text:p>19/01/2023</text:p>
          </table:table-cell>
          <table:table-cell table:style-name="ce9" office:value-type="string">
            <text:p>TC_02</text:p>
          </table:table-cell>
          <table:table-cell table:style-name="ce12" office:value-type="string">
            <text:p>CRF LEAD DATA</text:p>
          </table:table-cell>
          <table:table-cell table:style-name="ce22" office:value-type="string">
            <text:p>Check whether the lead data is filtered from the entire data downloaded using the query or not</text:p>
          </table:table-cell>
          <table:table-cell table:style-name="ce28"/>
          <table:table-cell table:style-name="ce22" office:value-type="string">
            <text:p>the lead data should filtered from the entire data downloaded using the query </text:p>
          </table:table-cell>
          <table:table-cell table:style-name="ce22" office:value-type="string">
            <text:p>the lead data is filtered from the entire data downloaded using the query </text:p>
          </table:table-cell>
          <table:table-cell table:number-columns-repeated="2" table:style-name="ce40" office:value-type="float" office:value="0.2">
            <text:p>0.2</text:p>
          </table:table-cell>
          <table:table-cell table:style-name="ce41" office:value-type="string">
            <text:p>high</text:p>
          </table:table-cell>
          <table:table-cell table:style-name="ce41" office:value-type="string">
            <text:p>Initial testing</text:p>
          </table:table-cell>
          <table:table-cell table:number-columns-repeated="2" table:style-name="ce44" office:value-type="string">
            <text:p>Passed</text:p>
          </table:table-cell>
          <table:table-cell table:style-name="ce47"/>
          <table:table-cell table:style-name="ce27" table:number-columns-repeated="1010"/>
        </table:table-row>
        <table:table-row table:style-name="ro8">
          <table:table-cell table:style-name="ce7" office:value-type="date" office:date-value="2023-01-19">
            <text:p>19/01/2023</text:p>
          </table:table-cell>
          <table:table-cell table:style-name="ce9" office:value-type="string">
            <text:p>TC_03</text:p>
          </table:table-cell>
          <table:table-cell table:style-name="ce12" office:value-type="string">
            <text:p>CRF LEAD REPORT </text:p>
          </table:table-cell>
          <table:table-cell table:style-name="ce22" office:value-type="string">
            <text:p>Check whether the lead report is generated using filtered lead datas or not</text:p>
          </table:table-cell>
          <table:table-cell table:style-name="ce27"/>
          <table:table-cell table:style-name="ce22" office:value-type="string">
            <text:p>the lead report should generate using filtered lead datas</text:p>
          </table:table-cell>
          <table:table-cell table:style-name="ce22" office:value-type="string">
            <text:p>the lead report is generate using filtered lead datas</text:p>
          </table:table-cell>
          <table:table-cell table:number-columns-repeated="2" table:style-name="ce40" office:value-type="float" office:value="0.2">
            <text:p>0.2</text:p>
          </table:table-cell>
          <table:table-cell table:style-name="ce41" office:value-type="string">
            <text:p>high</text:p>
          </table:table-cell>
          <table:table-cell table:style-name="ce41" office:value-type="string">
            <text:p>Initial testing</text:p>
          </table:table-cell>
          <table:table-cell table:number-columns-repeated="2" table:style-name="ce44" office:value-type="string">
            <text:p>Passed</text:p>
          </table:table-cell>
          <table:table-cell table:style-name="ce47"/>
          <table:table-cell table:style-name="ce27" table:number-columns-repeated="1010"/>
        </table:table-row>
        <table:table-row table:style-name="ro8">
          <table:table-cell table:style-name="ce7" office:value-type="date" office:date-value="2023-01-19">
            <text:p>19/01/2023</text:p>
          </table:table-cell>
          <table:table-cell table:style-name="ce9" office:value-type="string">
            <text:p>TC_04</text:p>
          </table:table-cell>
          <table:table-cell table:style-name="ce12" office:value-type="string">
            <text:p>CRF LEAD REPORT – mail</text:p>
          </table:table-cell>
          <table:table-cell table:style-name="ce22" office:value-type="string">
            <text:p>check whether the lead report get mailed to the corresponding user on daily basis or not</text:p>
          </table:table-cell>
          <table:table-cell table:style-name="ce27"/>
          <table:table-cell table:style-name="ce22" office:value-type="string">
            <text:p>the lead report should get mailed to the corresponding user on daily basis </text:p>
          </table:table-cell>
          <table:table-cell table:style-name="ce22" office:value-type="string">
            <text:p>the lead report is get mailed to the corresponding user on daily basis </text:p>
          </table:table-cell>
          <table:table-cell table:number-columns-repeated="2" table:style-name="ce40" office:value-type="float" office:value="0.2">
            <text:p>0.2</text:p>
          </table:table-cell>
          <table:table-cell table:style-name="ce41" office:value-type="string">
            <text:p>high</text:p>
          </table:table-cell>
          <table:table-cell table:style-name="ce41" office:value-type="string">
            <text:p>Initial testing</text:p>
          </table:table-cell>
          <table:table-cell table:number-columns-repeated="2" table:style-name="ce44" office:value-type="string">
            <text:p>Passed</text:p>
          </table:table-cell>
          <table:table-cell table:style-name="ce47"/>
          <table:table-cell table:style-name="ce27" table:number-columns-repeated="1010"/>
        </table:table-row>
        <table:table-row table:style-name="ro8">
          <table:table-cell table:style-name="ce7" office:value-type="date" office:date-value="2023-01-19">
            <text:p>19/01/2023</text:p>
          </table:table-cell>
          <table:table-cell table:style-name="ce9" office:value-type="string">
            <text:p>TC_05</text:p>
          </table:table-cell>
          <table:table-cell table:style-name="ce12" office:value-type="string">
            <text:p>CRF LEAD REPORT </text:p>
          </table:table-cell>
          <table:table-cell table:style-name="ce23" office:value-type="string">
            <text:p>Check wheter the lead data is in the shared format on regular basis or not</text:p>
          </table:table-cell>
          <table:table-cell table:style-name="ce27"/>
          <table:table-cell table:style-name="ce23" office:value-type="string">
            <text:p>the lead data should be in the shared format on regular basis </text:p>
          </table:table-cell>
          <table:table-cell table:style-name="ce23" office:value-type="string">
            <text:p>the lead data is in the shared format on regular basis </text:p>
          </table:table-cell>
          <table:table-cell table:number-columns-repeated="2" table:style-name="ce40" office:value-type="float" office:value="0.2">
            <text:p>0.2</text:p>
          </table:table-cell>
          <table:table-cell table:style-name="ce41" office:value-type="string">
            <text:p>medium</text:p>
          </table:table-cell>
          <table:table-cell table:style-name="ce41" office:value-type="string">
            <text:p>Initial testing</text:p>
          </table:table-cell>
          <table:table-cell table:number-columns-repeated="2" table:style-name="ce44" office:value-type="string">
            <text:p>Passed</text:p>
          </table:table-cell>
          <table:table-cell table:style-name="ce47"/>
          <table:table-cell table:style-name="ce27" table:number-columns-repeated="1010"/>
        </table:table-row>
        <table:table-row table:style-name="ro8">
          <table:table-cell table:style-name="ce7" office:value-type="date" office:date-value="2023-01-19">
            <text:p>19/01/2023</text:p>
          </table:table-cell>
          <table:table-cell table:style-name="ce9" office:value-type="string">
            <text:p>TC_06</text:p>
          </table:table-cell>
          <table:table-cell table:style-name="ce12" office:value-type="string">
            <text:p>CRF LEAD REPORT -product name</text:p>
          </table:table-cell>
          <table:table-cell table:style-name="ce22" office:value-type="string">
            <text:p>check whether the product names in crf lead report are displayed correctly or not</text:p>
          </table:table-cell>
          <table:table-cell table:style-name="ce27"/>
          <table:table-cell table:style-name="ce22" office:value-type="string">
            <text:p>The product names in crf lead report should displayed correctly </text:p>
          </table:table-cell>
          <table:table-cell table:style-name="ce22" office:value-type="string">
            <text:p>The product names in crf lead report is displayed correctly </text:p>
          </table:table-cell>
          <table:table-cell table:number-columns-repeated="2" table:style-name="ce40" office:value-type="float" office:value="0.2">
            <text:p>0.2</text:p>
          </table:table-cell>
          <table:table-cell table:style-name="ce41" office:value-type="string">
            <text:p>medium</text:p>
          </table:table-cell>
          <table:table-cell table:style-name="ce41" office:value-type="string">
            <text:p>Initial testing</text:p>
          </table:table-cell>
          <table:table-cell table:number-columns-repeated="2" table:style-name="ce44" office:value-type="string">
            <text:p>Passed</text:p>
          </table:table-cell>
          <table:table-cell table:style-name="ce47"/>
          <table:table-cell table:style-name="ce27" table:number-columns-repeated="1010"/>
        </table:table-row>
        <table:table-row table:style-name="ro9" table:number-rows-repeated="2">
          <table:table-cell table:style-name="ce7"/>
          <table:table-cell table:style-name="ce9"/>
          <table:table-cell table:style-name="ce13"/>
          <table:table-cell table:style-name="ce22"/>
          <table:table-cell table:style-name="ce27"/>
          <table:table-cell table:style-name="ce22" table:number-columns-repeated="2"/>
          <table:table-cell table:style-name="ce40" table:number-columns-repeated="2"/>
          <table:table-cell table:style-name="ce41" table:number-columns-repeated="2"/>
          <table:table-cell table:style-name="ce44" table:number-columns-repeated="2"/>
          <table:table-cell table:style-name="ce47"/>
          <table:table-cell table:style-name="ce27" table:number-columns-repeated="1010"/>
        </table:table-row>
        <table:table-row table:style-name="ro9">
          <table:table-cell table:style-name="ce7"/>
          <table:table-cell table:style-name="ce9"/>
          <table:table-cell table:style-name="ce12"/>
          <table:table-cell table:style-name="ce22"/>
          <table:table-cell table:style-name="ce27"/>
          <table:table-cell table:style-name="ce22" table:number-columns-repeated="2"/>
          <table:table-cell table:style-name="ce40" table:number-columns-repeated="2"/>
          <table:table-cell table:style-name="ce41" table:number-columns-repeated="2"/>
          <table:table-cell table:style-name="ce44" table:number-columns-repeated="2"/>
          <table:table-cell table:style-name="ce47"/>
          <table:table-cell table:style-name="ce27" table:number-columns-repeated="1010"/>
        </table:table-row>
        <table:table-row table:style-name="ro9">
          <table:table-cell table:style-name="ce7"/>
          <table:table-cell table:style-name="ce9"/>
          <table:table-cell table:style-name="ce14"/>
          <table:table-cell table:style-name="ce22"/>
          <table:table-cell table:style-name="ce27"/>
          <table:table-cell table:style-name="ce22" table:number-columns-repeated="2"/>
          <table:table-cell table:style-name="ce40" table:number-columns-repeated="2"/>
          <table:table-cell table:style-name="ce41" table:number-columns-repeated="2"/>
          <table:table-cell table:style-name="ce44" table:number-columns-repeated="2"/>
          <table:table-cell table:style-name="ce47"/>
          <table:table-cell table:style-name="ce27" table:number-columns-repeated="1010"/>
        </table:table-row>
        <table:table-row table:style-name="ro9">
          <table:table-cell table:style-name="ce7"/>
          <table:table-cell table:style-name="ce9"/>
          <table:table-cell table:style-name="ce13"/>
          <table:table-cell table:style-name="ce22"/>
          <table:table-cell table:style-name="ce29"/>
          <table:table-cell table:style-name="ce22" table:number-columns-repeated="2"/>
          <table:table-cell table:style-name="ce40" table:number-columns-repeated="2"/>
          <table:table-cell table:style-name="ce41" table:number-columns-repeated="2"/>
          <table:table-cell table:style-name="ce44" table:number-columns-repeated="2"/>
          <table:table-cell table:style-name="ce48"/>
          <table:table-cell table:style-name="ce51" table:number-columns-repeated="1010"/>
        </table:table-row>
        <table:table-row table:style-name="ro9" table:number-rows-repeated="2">
          <table:table-cell table:style-name="ce7"/>
          <table:table-cell table:style-name="ce9"/>
          <table:table-cell table:style-name="ce13"/>
          <table:table-cell table:style-name="ce22"/>
          <table:table-cell table:style-name="ce30"/>
          <table:table-cell table:style-name="ce22" table:number-columns-repeated="2"/>
          <table:table-cell table:style-name="ce40" table:number-columns-repeated="2"/>
          <table:table-cell table:style-name="ce41" table:number-columns-repeated="2"/>
          <table:table-cell table:style-name="ce44" table:number-columns-repeated="2"/>
          <table:table-cell table:style-name="ce30" table:number-columns-repeated="1011"/>
        </table:table-row>
        <table:table-row table:style-name="ro9">
          <table:table-cell table:style-name="ce7"/>
          <table:table-cell table:style-name="ce9"/>
          <table:table-cell table:style-name="ce13"/>
          <table:table-cell table:style-name="ce22"/>
          <table:table-cell table:style-name="ce31"/>
          <table:table-cell table:style-name="ce22" table:number-columns-repeated="2"/>
          <table:table-cell table:style-name="ce40" table:number-columns-repeated="2"/>
          <table:table-cell table:style-name="ce41" table:number-columns-repeated="2"/>
          <table:table-cell table:style-name="ce44" table:number-columns-repeated="2"/>
          <table:table-cell table:style-name="ce49" table:number-columns-repeated="2"/>
          <table:table-cell table:style-name="ce30"/>
          <table:table-cell table:style-name="ce52"/>
          <table:table-cell table:style-name="ce54" table:number-columns-repeated="1007"/>
        </table:table-row>
        <table:table-row table:style-name="ro9" table:number-rows-repeated="3">
          <table:table-cell table:style-name="ce7"/>
          <table:table-cell table:style-name="ce9"/>
          <table:table-cell table:style-name="ce13"/>
          <table:table-cell table:style-name="ce22"/>
          <table:table-cell table:style-name="ce32"/>
          <table:table-cell table:style-name="ce22" table:number-columns-repeated="2"/>
          <table:table-cell table:style-name="ce40" table:number-columns-repeated="2"/>
          <table:table-cell table:style-name="ce41" table:number-columns-repeated="2"/>
          <table:table-cell table:style-name="ce44" table:number-columns-repeated="2"/>
          <table:table-cell table:style-name="ce49" table:number-columns-repeated="2"/>
          <table:table-cell table:style-name="ce30"/>
          <table:table-cell table:style-name="ce45"/>
          <table:table-cell table:style-name="ce24" table:number-columns-repeated="1007"/>
        </table:table-row>
        <table:table-row table:style-name="ro9">
          <table:table-cell table:style-name="ce7"/>
          <table:table-cell table:style-name="ce9"/>
          <table:table-cell table:style-name="ce13"/>
          <table:table-cell table:style-name="ce22"/>
          <table:table-cell table:style-name="Excel_20_Built-in_20_Normal"/>
          <table:table-cell table:style-name="ce22" table:number-columns-repeated="2"/>
          <table:table-cell table:style-name="ce40" table:number-columns-repeated="2"/>
          <table:table-cell table:style-name="ce41" table:number-columns-repeated="2"/>
          <table:table-cell table:style-name="ce44" table:number-columns-repeated="2"/>
          <table:table-cell table:style-name="ce49" table:number-columns-repeated="3"/>
          <table:table-cell table:style-name="ce53"/>
          <table:table-cell table:style-name="ce55" table:number-columns-repeated="3"/>
          <table:table-cell table:style-name="ce24" table:number-columns-repeated="1004"/>
        </table:table-row>
        <table:table-row table:style-name="ro9">
          <table:table-cell table:style-name="ce7"/>
          <table:table-cell table:style-name="ce9"/>
          <table:table-cell table:style-name="ce13"/>
          <table:table-cell table:style-name="ce22"/>
          <table:table-cell table:style-name="ce33"/>
          <table:table-cell table:style-name="ce22" table:number-columns-repeated="2"/>
          <table:table-cell table:style-name="ce40" table:number-columns-repeated="2"/>
          <table:table-cell table:style-name="ce41" table:number-columns-repeated="2"/>
          <table:table-cell table:style-name="ce44" table:number-columns-repeated="2"/>
          <table:table-cell table:style-name="ce30" table:number-columns-repeated="3"/>
          <table:table-cell table:number-columns-repeated="1008"/>
        </table:table-row>
        <table:table-row table:style-name="ro1">
          <table:table-cell/>
          <table:table-cell table:style-name="ce9"/>
          <table:table-cell table:style-name="ce15" table:number-columns-repeated="2"/>
          <table:table-cell table:style-name="Excel_20_Built-in_20_Normal" table:number-columns-repeated="6"/>
          <table:table-cell table:number-columns-repeated="1014"/>
        </table:table-row>
        <table:table-row table:style-name="ro1" table:number-rows-repeated="2">
          <table:table-cell/>
          <table:table-cell table:style-name="ce10"/>
          <table:table-cell table:style-name="ce15" table:number-columns-repeated="2"/>
          <table:table-cell table:style-name="Excel_20_Built-in_20_Normal" table:number-columns-repeated="6"/>
          <table:table-cell table:number-columns-repeated="1014"/>
        </table:table-row>
        <table:table-row table:style-name="ro1">
          <table:table-cell/>
          <table:table-cell table:style-name="ce10"/>
          <table:table-cell table:style-name="ce15" table:number-columns-spanned="2" table:number-rows-spanned="1"/>
          <table:covered-table-cell table:style-name="Excel_20_Built-in_20_Normal"/>
          <table:table-cell table:style-name="Excel_20_Built-in_20_Normal" table:number-columns-repeated="6"/>
          <table:table-cell table:number-columns-repeated="101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4"/>
          <table:table-cell table:style-name="ce34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date-style style:name="N106">
      <number:day/>
      <number:text>-</number:text>
      <number:month number:textual="true"/>
      <number:text>-</number:text>
      <number:year/>
    </number:date-style>
    <number:number-style style:name="N107">
      <number:number number:decimal-places="3"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" style:display-name="Excel Built-in 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9">19/01/2023</text:date>, <text:time>10:3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9T09:35:21.25</meta:creation-date>
    <dc:date>2023-01-19T10:37:46.12</dc:date>
    <meta:editing-duration>PT25M18S</meta:editing-duration>
    <meta:editing-cycles>2</meta:editing-cycles>
    <meta:generator>OpenOffice/4.1.1$Win32 OpenOffice.org_project/411m6$Build-9775</meta:generator>
    <meta:document-statistic meta:table-count="3" meta:cell-count="105" meta:object-count="0"/>
  </office:meta>
</office:document-meta>
</file>